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2010000003000000030FD31EC54F1C73DE4.png" manifest:media-type="image/png"/>
  <manifest:file-entry manifest:full-path="Pictures/10000201000000300000003080462240DACE859E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4.414cm" fo:min-width="8.264cm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fo:min-height="0.314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564cm" fo:min-width="3.314cm"/>
    </style:style>
    <style:style style:name="gr4" style:family="graphic" style:parent-style-name="objectwithoutfill">
      <style:graphic-properties svg:stroke-width="0.081cm" svg:stroke-color="#2a6099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0.844cm" fo:min-width="1.594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99cm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5pt" style:font-size-asian="15pt" style:font-size-complex="15pt"/>
    </style:style>
    <style:style style:name="P3" style:family="paragraph">
      <loext:graphic-properties draw:fill="none"/>
      <style:paragraph-properties fo:text-align="end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9.8cm" svg:height="15.7cm" draw:transform="rotate (1.5683528658421) translate (7.676cm 14.031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4.299cm" svg:height="0.839cm" draw:transform="rotate (-0.00244346095279215) translate (9.74cm 4.55cm)">
            <draw:text-box>
              <text:p><text:span text:style-name="T1">Select country</text:span></text:p>
            </draw:text-box>
          </draw:frame>
          <draw:custom-shape draw:style-name="gr3" draw:text-style-name="P1" draw:layer="layout" svg:width="3.9cm" svg:height="0.9cm" draw:transform="rotate (-0.00244346095279215) translate (14.338cm 4.5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4" draw:text-style-name="P3" draw:layer="layout" svg:width="6.376cm" svg:height="7.485cm" draw:transform="skewX (-0.0267035375555133) rotate (0.683470935080979) translate (11.5165270329787cm 8.90635328598616cm)" svg:viewBox="0 0 6377 7486" svg:d="M4995 366c199-9 316 163 462 261 269 180 489 431 670 698 96 141 268 255 226 457-69 325 149 706-97 979-223 247-200 597-415 834-210 234-582 379-488 785 104 445-117 590-347 1134-220 518 259 759-174 966-182 89-190 381-366 486-273 164-480 418-788 506-326 91-555-281-800-408-231-119-468-206-700-344-413-247-810-179-1200-403-229-131-414-312-635-444-178-105-267-303-302-488-59-318-75-681 95-958 91-150 300-195 413-330 110-130 264-207 393-313 233-189 420-467 454-760 40-332 152-606 236-910 82-293 474-325 724-406 287-92 573-192 865-267 225-57 386-229 568-359 162-116 328-235 462-383 150-163 319-303 481-448 101-92 234-372 415-192l-84 168-105 114 34 45z">
            <text:p/>
          </draw:path>
          <draw:frame draw:style-name="gr5" draw:text-style-name="P1" draw:layer="layout" svg:width="1.346cm" svg:height="1.346cm" draw:transform="rotate (0.767595805027106) translate (17.288cm 8.69cm)">
            <draw:image xlink:href="Pictures/10000201000000300000003080462240DACE859E.png" xlink:type="simple" xlink:show="embed" xlink:actuate="onLoad" loext:mime-type="image/png">
              <text:p/>
            </draw:image>
          </draw:frame>
          <draw:frame draw:style-name="gr5" draw:text-style-name="P1" draw:layer="layout" svg:width="0.778cm" svg:height="0.778cm" draw:transform="rotate (0.817861287484543) translate (14.987cm 9.718cm)">
            <draw:image xlink:href="Pictures/100002010000003000000030FD31EC54F1C73DE4.png" xlink:type="simple" xlink:show="embed" xlink:actuate="onLoad" loext:mime-type="image/png">
              <text:p/>
            </draw:image>
          </draw:frame>
          <draw:frame draw:style-name="gr5" draw:text-style-name="P1" draw:layer="layout" svg:width="0.778cm" svg:height="0.778cm" draw:transform="rotate (0.761138086794727) translate (15.738cm 7.437cm)">
            <draw:image xlink:href="Pictures/100002010000003000000030FD31EC54F1C73DE4.png" xlink:type="simple" xlink:show="embed" xlink:actuate="onLoad" loext:mime-type="image/png">
              <text:p/>
            </draw:image>
          </draw:frame>
          <draw:frame draw:style-name="gr5" draw:text-style-name="P1" draw:layer="layout" svg:width="0.778cm" svg:height="0.778cm" draw:transform="rotate (0.740368668695995) translate (17.439cm 11.225cm)">
            <draw:image xlink:href="Pictures/100002010000003000000030FD31EC54F1C73DE4.png" xlink:type="simple" xlink:show="embed" xlink:actuate="onLoad" loext:mime-type="image/png">
              <text:p/>
            </draw:image>
          </draw:frame>
          <draw:g>
            <draw:custom-shape draw:style-name="gr6" draw:text-style-name="P1" draw:layer="layout" svg:width="2.3cm" svg:height="1.3cm" draw:transform="rotate (-0.00244346095279215) translate (7.831cm 6.5cm)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text-style-name="P5" draw:layer="layout" svg:width="2.208cm" svg:height="0.806cm" draw:transform="rotate (-0.00244346095279215) translate (7.93cm 6.741cm)">
              <draw:text-box>
                <text:p text:style-name="P4"><text:span text:style-name="T2">widget1</text:span></text:p>
              </draw:text-box>
            </draw:frame>
          </draw:g>
          <draw:g>
            <draw:custom-shape draw:style-name="gr6" draw:text-style-name="P1" draw:layer="layout" svg:width="2.3cm" svg:height="1.3cm" draw:transform="rotate (-0.00244346095279215) translate (7.838cm 8.8cm)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text-style-name="P5" draw:layer="layout" svg:width="2.208cm" svg:height="0.806cm" draw:transform="rotate (-0.00244346095279215) translate (7.838cm 9cm)">
              <draw:text-box>
                <text:p text:style-name="P4"><text:span text:style-name="T2">widget2</text:span></text:p>
              </draw:text-box>
            </draw:frame>
          </draw:g>
          <draw:g>
            <draw:custom-shape draw:style-name="gr6" draw:text-style-name="P1" draw:layer="layout" svg:width="2.3cm" svg:height="1.3cm" draw:transform="rotate (-0.00244346095279215) translate (7.841cm 11.194cm)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" draw:text-style-name="P5" draw:layer="layout" svg:width="2.208cm" svg:height="0.806cm" draw:transform="rotate (-0.00244346095279215) translate (8.039cm 11.483cm)">
              <draw:text-box>
                <text:p text:style-name="P4"><text:span text:style-name="T2">widget3</text:span></text:p>
              </draw:text-box>
            </draw:frame>
          </draw:g>
          <draw:line draw:style-name="gr9" draw:text-style-name="P1" draw:layer="layout" svg:x1="7.738cm" svg:y1="5.5cm" svg:x2="23.238cm" svg:y2="5.5cm">
            <text:p/>
          </draw:line>
          <draw:line draw:style-name="gr9" draw:text-style-name="P1" draw:layer="layout" svg:x1="10.338cm" svg:y1="5.5cm" svg:x2="10.338cm" svg:y2="14.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6T15:30:51.663150894</meta:creation-date>
    <dc:date>2021-01-26T17:27:38.065109559</dc:date>
    <meta:editing-duration>PT1H2M43S</meta:editing-duration>
    <meta:editing-cycles>3</meta:editing-cycles>
    <meta:generator>LibreOffice/6.1.5.2$Linux_ARM_EABI LibreOffice_project/10$Build-2</meta:generator>
    <meta:document-statistic meta:object-count="20"/>
  </office:meta>
</office:document-meta>
</file>